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officeooo:rsid="00032cf5" officeooo:paragraph-rsid="00032cf5"/>
    </style:style>
    <style:style style:name="P2" style:family="paragraph" style:parent-style-name="Preformatted_20_Text">
      <style:paragraph-properties fo:margin-top="0cm" fo:margin-bottom="0cm" loext:contextual-spacing="false" fo:padding="0cm" fo:border="none"/>
      <style:text-properties officeooo:rsid="00032cf5" officeooo:paragraph-rsid="00032cf5"/>
    </style:style>
    <style:style style:name="P3" style:family="paragraph" style:parent-style-name="Preformatted_20_Text">
      <style:paragraph-properties fo:margin-top="0cm" fo:margin-bottom="0cm" loext:contextual-spacing="false" fo:padding="0cm" fo:border="none"/>
      <style:text-properties officeooo:rsid="0006f5ab" officeooo:paragraph-rsid="0006f5ab"/>
    </style:style>
    <style:style style:name="P4" style:family="paragraph" style:parent-style-name="Preformatted_20_Text">
      <style:paragraph-properties fo:margin-top="0cm" fo:margin-bottom="0cm" loext:contextual-spacing="false" fo:padding="0cm" fo:border="none"/>
      <style:text-properties officeooo:rsid="00082ad1" officeooo:paragraph-rsid="00082ad1"/>
    </style:style>
    <style:style style:name="P5" style:family="paragraph" style:parent-style-name="Preformatted_20_Text">
      <style:paragraph-properties fo:margin-top="0cm" fo:margin-bottom="0cm" loext:contextual-spacing="false" fo:padding="0cm" fo:border="none"/>
      <style:text-properties officeooo:rsid="0008a9a0" officeooo:paragraph-rsid="0008a9a0"/>
    </style:style>
    <style:style style:name="P6" style:family="paragraph" style:parent-style-name="Preformatted_20_Text">
      <style:paragraph-properties fo:margin-top="0cm" fo:margin-bottom="0cm" loext:contextual-spacing="false" fo:padding="0cm" fo:border="none"/>
      <style:text-properties officeooo:rsid="000a14ea" officeooo:paragraph-rsid="000a14ea"/>
    </style:style>
    <style:style style:name="P7" style:family="paragraph" style:parent-style-name="Preformatted_20_Text">
      <style:paragraph-properties fo:margin-top="0cm" fo:margin-bottom="0cm" loext:contextual-spacing="false" fo:padding="0cm" fo:border="none"/>
      <style:text-properties officeooo:rsid="000c0327" officeooo:paragraph-rsid="000c0327"/>
    </style:style>
    <style:style style:name="P8" style:family="paragraph" style:parent-style-name="Preformatted_20_Text">
      <style:paragraph-properties fo:margin-top="0cm" fo:margin-bottom="0cm" loext:contextual-spacing="false" fo:padding="0cm" fo:border="none"/>
      <style:text-properties officeooo:rsid="000d767e" officeooo:paragraph-rsid="000d767e"/>
    </style:style>
    <style:style style:name="P9" style:family="paragraph" style:parent-style-name="Preformatted_20_Text">
      <style:paragraph-properties fo:margin-top="0cm" fo:margin-bottom="0cm" loext:contextual-spacing="false" fo:padding="0cm" fo:border="none"/>
      <style:text-properties fo:font-weight="bold" officeooo:rsid="000d767e" officeooo:paragraph-rsid="000d767e" style:font-weight-asian="bold" style:font-weight-complex="bold"/>
    </style:style>
    <style:style style:name="P10" style:family="paragraph" style:parent-style-name="Preformatted_20_Text">
      <style:paragraph-properties fo:margin-top="0cm" fo:margin-bottom="0cm" loext:contextual-spacing="false" fo:padding="0cm" fo:border="none"/>
      <style:text-properties fo:font-style="italic" fo:font-weight="bold" officeooo:rsid="000d767e" officeooo:paragraph-rsid="000d767e" style:font-style-asian="italic" style:font-weight-asian="bold" style:font-style-complex="italic" style:font-weight-complex="bold"/>
    </style:style>
    <style:style style:name="P11" style:family="paragraph" style:parent-style-name="Preformatted_20_Text">
      <style:paragraph-properties fo:margin-top="0cm" fo:margin-bottom="0cm" loext:contextual-spacing="false" fo:padding="0cm" fo:border="none"/>
      <style:text-properties fo:font-style="italic" fo:font-weight="bold" officeooo:rsid="000f598f" officeooo:paragraph-rsid="000f598f" style:font-style-asian="italic" style:font-weight-asian="bold" style:font-style-complex="italic" style:font-weight-complex="bold"/>
    </style:style>
    <style:style style:name="P12" style:family="paragraph" style:parent-style-name="Preformatted_20_Text">
      <style:paragraph-properties fo:margin-top="0cm" fo:margin-bottom="0cm" loext:contextual-spacing="false" fo:padding="0cm" fo:border="none"/>
      <style:text-properties fo:font-style="normal" fo:font-weight="normal" officeooo:rsid="000f598f" officeooo:paragraph-rsid="000f598f" style:font-style-asian="normal" style:font-weight-asian="normal" style:font-style-complex="normal" style:font-weight-complex="normal"/>
    </style:style>
    <style:style style:name="P13" style:family="paragraph" style:parent-style-name="Preformatted_20_Text">
      <style:paragraph-properties fo:margin-top="0cm" fo:margin-bottom="0cm" loext:contextual-spacing="false" fo:padding="0.074cm" fo:border-left="none" fo:border-right="none" fo:border-top="none" fo:border-bottom="0.99pt solid #000000" style:join-border="false"/>
      <style:text-properties officeooo:rsid="00032cf5" officeooo:paragraph-rsid="00032cf5"/>
    </style:style>
    <style:style style:name="P14" style:family="paragraph" style:parent-style-name="Preformatted_20_Text" style:list-style-name="L1">
      <style:paragraph-properties fo:margin-top="0cm" fo:margin-bottom="0cm" loext:contextual-spacing="false" fo:padding="0cm" fo:border="none"/>
      <style:text-properties officeooo:rsid="00032cf5" officeooo:paragraph-rsid="00032cf5"/>
    </style:style>
    <style:style style:name="P15" style:family="paragraph" style:parent-style-name="Preformatted_20_Text" style:list-style-name="L2">
      <style:paragraph-properties fo:margin-top="0cm" fo:margin-bottom="0cm" loext:contextual-spacing="false" fo:padding="0cm" fo:border="none"/>
      <style:text-properties officeooo:rsid="00032cf5" officeooo:paragraph-rsid="00032cf5"/>
    </style:style>
    <style:style style:name="P16" style:family="paragraph" style:parent-style-name="Preformatted_20_Text" style:list-style-name="L3">
      <style:paragraph-properties fo:margin-top="0cm" fo:margin-bottom="0cm" loext:contextual-spacing="false" fo:padding="0cm" fo:border="none"/>
      <style:text-properties officeooo:rsid="00032cf5" officeooo:paragraph-rsid="00032cf5"/>
    </style:style>
    <style:style style:name="P17" style:family="paragraph" style:parent-style-name="Preformatted_20_Text" style:list-style-name="L4">
      <style:paragraph-properties fo:margin-top="0cm" fo:margin-bottom="0cm" loext:contextual-spacing="false" fo:padding="0cm" fo:border="none"/>
      <style:text-properties officeooo:rsid="00082ad1" officeooo:paragraph-rsid="00082ad1"/>
    </style:style>
    <style:style style:name="P18" style:family="paragraph" style:parent-style-name="Preformatted_20_Text" style:list-style-name="L5">
      <style:paragraph-properties fo:margin-top="0cm" fo:margin-bottom="0cm" loext:contextual-spacing="false" fo:padding="0cm" fo:border="none"/>
      <style:text-properties officeooo:rsid="00082ad1" officeooo:paragraph-rsid="00082ad1"/>
    </style:style>
    <style:style style:name="P19" style:family="paragraph" style:parent-style-name="Preformatted_20_Text" style:list-style-name="L6">
      <style:paragraph-properties fo:margin-top="0cm" fo:margin-bottom="0cm" loext:contextual-spacing="false" fo:padding="0cm" fo:border="none"/>
      <style:text-properties officeooo:rsid="0008a9a0" officeooo:paragraph-rsid="0008a9a0"/>
    </style:style>
    <style:style style:name="P20" style:family="paragraph" style:parent-style-name="Preformatted_20_Text" style:list-style-name="L7">
      <style:paragraph-properties fo:margin-top="0cm" fo:margin-bottom="0cm" loext:contextual-spacing="false" fo:padding="0cm" fo:border="none"/>
      <style:text-properties officeooo:rsid="000a14ea" officeooo:paragraph-rsid="000a14ea"/>
    </style:style>
    <style:style style:name="P21" style:family="paragraph" style:parent-style-name="Preformatted_20_Text" style:list-style-name="L8">
      <style:paragraph-properties fo:margin-top="0cm" fo:margin-bottom="0cm" loext:contextual-spacing="false" fo:padding="0cm" fo:border="none"/>
      <style:text-properties officeooo:rsid="000a14ea" officeooo:paragraph-rsid="000a14ea"/>
    </style:style>
    <style:style style:name="P22" style:family="paragraph" style:parent-style-name="Preformatted_20_Text" style:list-style-name="L9">
      <style:paragraph-properties fo:margin-top="0cm" fo:margin-bottom="0cm" loext:contextual-spacing="false" fo:padding="0cm" fo:border="none"/>
      <style:text-properties officeooo:rsid="000a14ea" officeooo:paragraph-rsid="000a14ea"/>
    </style:style>
    <style:style style:name="P23" style:family="paragraph" style:parent-style-name="Preformatted_20_Text" style:list-style-name="L10">
      <style:paragraph-properties fo:margin-top="0cm" fo:margin-bottom="0cm" loext:contextual-spacing="false" fo:padding="0cm" fo:border="none"/>
      <style:text-properties officeooo:rsid="000a14ea" officeooo:paragraph-rsid="000a14ea"/>
    </style:style>
    <style:style style:name="P24" style:family="paragraph" style:parent-style-name="Preformatted_20_Text" style:list-style-name="L11">
      <style:paragraph-properties fo:margin-top="0cm" fo:margin-bottom="0cm" loext:contextual-spacing="false" fo:padding="0cm" fo:border="none"/>
      <style:text-properties officeooo:rsid="000c0327" officeooo:paragraph-rsid="000c0327"/>
    </style:style>
    <style:style style:name="P25" style:family="paragraph" style:parent-style-name="Preformatted_20_Text" style:list-style-name="L12">
      <style:paragraph-properties fo:margin-top="0cm" fo:margin-bottom="0cm" loext:contextual-spacing="false" fo:padding="0cm" fo:border="none"/>
      <style:text-properties officeooo:rsid="000c0327" officeooo:paragraph-rsid="000c0327"/>
    </style:style>
    <style:style style:name="P26" style:family="paragraph" style:parent-style-name="Preformatted_20_Text" style:list-style-name="L13">
      <style:paragraph-properties fo:margin-top="0cm" fo:margin-bottom="0cm" loext:contextual-spacing="false" fo:padding="0cm" fo:border="none"/>
      <style:text-properties officeooo:rsid="000c0327" officeooo:paragraph-rsid="000c0327"/>
    </style:style>
    <style:style style:name="P27" style:family="paragraph" style:parent-style-name="Preformatted_20_Text" style:list-style-name="L14">
      <style:paragraph-properties fo:margin-top="0cm" fo:margin-bottom="0cm" loext:contextual-spacing="false" fo:padding="0cm" fo:border="none"/>
      <style:text-properties officeooo:rsid="000c0327" officeooo:paragraph-rsid="000c0327"/>
    </style:style>
    <style:style style:name="T1" style:family="text">
      <style:text-properties officeooo:rsid="0006f5a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d76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ting data Ready for Analysis</text:p>
      <text:list xml:id="list3003565779919113417" text:style-name="L1">
        <text:list-item>
          <text:p text:style-name="P14">finding and extracting raw data</text:p>
        </text:list-item>
        <text:list-item>
          <text:p text:style-name="P14">Tidy data principles and how to make data tiny</text:p>
        </text:list-item>
        <text:list-item>
          <text:p text:style-name="P14">Practical implementation through a range of R packages</text:p>
        </text:list-item>
      </text:list>
      <text:p text:style-name="P2">Dependencies</text:p>
      <text:list xml:id="list5831645152711224641" text:style-name="L2">
        <text:list-item>
          <text:p text:style-name="P15">Data Sientist’s toolbox</text:p>
        </text:list-item>
        <text:list-item>
          <text:p text:style-name="P15">R Programing</text:p>
        </text:list-item>
      </text:list>
      <text:p text:style-name="P2">Useful</text:p>
      <text:list xml:id="list8016172893657846130" text:style-name="L3">
        <text:list-item>
          <text:p text:style-name="P16">Exploratory analysis</text:p>
        </text:list-item>
        <text:list-item>
          <text:p text:style-name="P16">Reporting data and repoducible reseach</text:p>
        </text:list-item>
      </text:list>
      <text:p text:style-name="P2"/>
      <text:p text:style-name="P2"><text:span text:style-name="T1">&lt;&lt;</text:span>Rawdata --&gt; Processing Script --&gt; tidy data <text:span text:style-name="T1">&gt;&gt; </text:span>--&gt; data analysis --&gt; data communication.</text:p>
      <text:p text:style-name="P13"/>
      <text:p text:style-name="P2"/>
      <text:p text:style-name="P3">Definiftion</text:p>
      <text:p text:style-name="P3">Data are values of qualitatie or quantitative variables, belonging t a set of items.</text:p>
      <text:p text:style-name="P4"/>
      <text:p text:style-name="P4">Raw Vs. Processed data</text:p>
      <text:p text:style-name="P4">Raw Data</text:p>
      <text:list xml:id="list3100564659927342142" text:style-name="L4">
        <text:list-item>
          <text:p text:style-name="P17">The original source of the data</text:p>
        </text:list-item>
        <text:list-item>
          <text:p text:style-name="P17">Often hard to use for data analysis</text:p>
        </text:list-item>
        <text:list-item>
          <text:p text:style-name="P17">Data analysis includes processing</text:p>
        </text:list-item>
        <text:list-item>
          <text:p text:style-name="P17">Raw data may only need to berocessed once</text:p>
        </text:list-item>
      </text:list>
      <text:p text:style-name="P4">Processed Data</text:p>
      <text:list xml:id="list3357341657631747461" text:style-name="L5">
        <text:list-item>
          <text:p text:style-name="P18">Data that isready for analysis</text:p>
        </text:list-item>
        <text:list-item>
          <text:p text:style-name="P18">Processing can include merging, subsetting, transforming etc.</text:p>
        </text:list-item>
        <text:list-item>
          <text:p text:style-name="P18">There may be standardds for processing</text:p>
        </text:list-item>
        <text:list-item>
          <text:p text:style-name="P18">All steps should be recorded</text:p>
        </text:list-item>
      </text:list>
      <text:p text:style-name="P4"/>
      <text:p text:style-name="P5">Components of Tidy Data</text:p>
      <text:p text:style-name="P5">The four important things</text:p>
      <text:list xml:id="list8447510895418194290" text:style-name="L6">
        <text:list-item>
          <text:p text:style-name="P19">The raw data</text:p>
        </text:list-item>
        <text:list-item>
          <text:p text:style-name="P19">A tidy data set</text:p>
        </text:list-item>
        <text:list-item>
          <text:p text:style-name="P19">A code book (metadata) describing each variable and its values in the tidy set</text:p>
        </text:list-item>
        <text:list-item>
          <text:p text:style-name="P19">An explicit and exact recipeyou used to go from <text:s/>-&gt; 2,3</text:p>
        </text:list-item>
      </text:list>
      <text:p text:style-name="P5"/>
      <text:p text:style-name="P9">Components of Tidy Data</text:p>
      <text:p text:style-name="P5"/>
      <text:p text:style-name="P6">The Raw Data</text:p>
      <text:list xml:id="list8440814606965994466" text:style-name="L7">
        <text:list-item>
          <text:p text:style-name="P20">Strange binary file your measurement system spits out</text:p>
        </text:list-item>
        <text:list-item>
          <text:p text:style-name="P20">The unformatted Excel file with 10 worksheets the company you contracted sent you</text:p>
        </text:list-item>
        <text:list-item>
          <text:p text:style-name="P20">The complicated JSON data you got from scraping the twitter API</text:p>
        </text:list-item>
        <text:list-item>
          <text:p text:style-name="P20">The hand entered numbers you collected looking through the microscope</text:p>
        </text:list-item>
      </text:list>
      <text:p text:style-name="P6"/>
      <text:p text:style-name="P6">You know the raw data s the right format if you</text:p>
      <text:list xml:id="list8248984656540478479" text:style-name="L8">
        <text:list-item>
          <text:p text:style-name="P21">Ran no software on the data</text:p>
        </text:list-item>
        <text:list-item>
          <text:p text:style-name="P21">Did not manipulate ay numbers in the data</text:p>
        </text:list-item>
        <text:list-item>
          <text:p text:style-name="P21">You did not remove any data from the dataset</text:p>
        </text:list-item>
        <text:list-item>
          <text:p text:style-name="P21">You did not summarize the data in any manner</text:p>
        </text:list-item>
      </text:list>
      <text:p text:style-name="P6"/>
      <text:p text:style-name="P6">The Tidy data</text:p>
      <text:list xml:id="list5602121937318984575" text:style-name="L9">
        <text:list-item>
          <text:p text:style-name="P22">Each variable you measure should be in one column</text:p>
        </text:list-item>
        <text:list-item>
          <text:p text:style-name="P22">Each different observation of that variable should be in a different row</text:p>
        </text:list-item>
        <text:list-item>
          <text:p text:style-name="P22"><text:soft-page-break/>There shouold be one table for each <text:span text:style-name="T2">“kind”</text:span> of variable</text:p>
        </text:list-item>
        <text:list-item>
          <text:p text:style-name="P22">If you have multiple tables, they should have one column that would allow the tables to be linked</text:p>
        </text:list-item>
      </text:list>
      <text:p text:style-name="P6"/>
      <text:p text:style-name="P6">Important</text:p>
      <text:list xml:id="list8668716481170901254" text:style-name="L10">
        <text:list-item>
          <text:p text:style-name="P23">Include a row at the top of each file with variable names</text:p>
        </text:list-item>
        <text:list-item>
          <text:p text:style-name="P23">Make variable names human readable</text:p>
        </text:list-item>
        <text:list-item>
          <text:p text:style-name="P23">In general the data shouold be saved in one file per table</text:p>
        </text:list-item>
      </text:list>
      <text:p text:style-name="P6"/>
      <text:p text:style-name="P7">The Code book</text:p>
      <text:list xml:id="list3305131265289430918" text:style-name="L11">
        <text:list-item>
          <text:p text:style-name="P24">Information about the variables (including units of measurement) in the dataset not contained in the data</text:p>
        </text:list-item>
        <text:list-item>
          <text:p text:style-name="P24">Information about the Summary choices you make</text:p>
        </text:list-item>
        <text:list-item>
          <text:p text:style-name="P24">Information about the study design you used</text:p>
        </text:list-item>
      </text:list>
      <text:p text:style-name="P7">Other important</text:p>
      <text:list xml:id="list2065017522611283120" text:style-name="L12">
        <text:list-item>
          <text:p text:style-name="P25">This normally is word/text file</text:p>
        </text:list-item>
        <text:list-item>
          <text:p text:style-name="P25">There should be a section called “study design” that has a thorough description of how you collected the data</text:p>
        </text:list-item>
        <text:list-item>
          <text:p text:style-name="P25">There must e a section called the “Code Book” that describes each variable and its units.</text:p>
        </text:list-item>
      </text:list>
      <text:p text:style-name="P7"/>
      <text:p text:style-name="P7">The Instruction list</text:p>
      <text:list xml:id="list816922072749078321" text:style-name="L13">
        <text:list-item>
          <text:p text:style-name="P26">Ideally a computer script (in R :-), but python is also OK)</text:p>
        </text:list-item>
        <text:list-item>
          <text:p text:style-name="P26">The input for the script is the raw data</text:p>
        </text:list-item>
        <text:list-item>
          <text:p text:style-name="P26">The output is the processed Tidy data</text:p>
        </text:list-item>
        <text:list-item>
          <text:p text:style-name="P26">There are no parameters to the script</text:p>
        </text:list-item>
      </text:list>
      <text:p text:style-name="P7">In some cases it may not be possible to script every step, In that case instructions similar to the following to be inclded</text:p>
      <text:list xml:id="list7969978133664795424" text:style-name="L14">
        <text:list-item>
          <text:p text:style-name="P27">Step-1: take the raw file, run version 3.1.2 of summarize software with parameters a=1, b=2 c=3 </text:p>
        </text:list-item>
        <text:list-item>
          <text:p text:style-name="P27">Step-2: run the software separately for each sample</text:p>
        </text:list-item>
        <text:list-item>
          <text:p text:style-name="P27">Setp-3: take column 3 of the outputfile.out for each sample and that is the corresponding row in the output <text:span text:style-name="T3">data</text:span></text:p>
        </text:list-item>
      </text:list>
      <text:p text:style-name="P7"/>
      <text:p text:style-name="P9">Downloading Files</text:p>
      <text:p text:style-name="P8"/>
      <text:p text:style-name="P10">Get and set workig directories</text:p>
      <text:p text:style-name="P8">getwd(url)</text:p>
      <text:p text:style-name="P8">setwd(url)</text:p>
      <text:p text:style-name="P8">url is absolute or relative path</text:p>
      <text:p text:style-name="P8"/>
      <text:p text:style-name="P8">Checking for ad creating directories</text:p>
      <text:p text:style-name="P8">file.exists(“directoryName”) --&gt; returns TRUE / FALSE</text:p>
      <text:p text:style-name="P8">dir.create(“directoryName”) <text:s/>--&gt; creates directory in working directory</text:p>
      <text:p text:style-name="P8"/>
      <text:p text:style-name="P8">usage</text:p>
      <text:p text:style-name="P8"/>
      <text:p text:style-name="P8">if(!file.exists(“directoryName”){</text:p>
      <text:p text:style-name="P8"><text:tab/>dir.create(“directoryName”)</text:p>
      <text:p text:style-name="P8">}</text:p>
      <text:p text:style-name="P8"/>
      <text:p text:style-name="P11">Get files from internet</text:p>
      <text:p text:style-name="P12"/>
      <text:p text:style-name="P12">download.file(url, destfile, method)</text:p>
      <text:p text:style-name="P12">useful for tab deimited, csv, text files and such.</text:p>
      <text:p text:style-name="P12"/>
      <text:p text:style-name="P12">Usage</text:p>
      <text:p text:style-name="P12"/>
      <text:p text:style-name="P12"><text:soft-page-break/>fileURL &lt;- “https://data.baltimore.gov/api/views/dz54-2aru/rows.csv?acesstype=DOWNLOAD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6:52:21.102742498</meta:creation-date>
    <dc:date>2016-08-02T14:33:58.496906126</dc:date>
    <meta:editing-duration>PT5H10M46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3" meta:paragraph-count="84" meta:word-count="630" meta:character-count="3560" meta:non-whitespace-character-count="3063"/>
  </office:meta>
</office:document-meta>
</file>